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7.69409in" svg:y="0.67323in" svg:width="8.76811in" svg:height="3.7657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7.71024in" svg:y="4.9874in" svg:width="8.76811in" svg:height="3.9267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7.72992in" svg:y="9.81929in" svg:width="8.76811in" svg:height="3.92677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áfico 4" svg:x="7.52402in" svg:y="14.74134in" svg:width="8.76811in" svg:height="3.9267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ª de bytes</text:p>
          </table:table-cell>
          <table:table-cell office:value-type="float" office:value="3309702" table:style-name="ce1">
            <text:p>33097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drate</text:p>
          </table:table-cell>
          <table:table-cell office:value-type="float" office:value="38400" table:style-name="ce1">
            <text:p>384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manho do pacote (byte)</text:p>
          </table:table-cell>
          <table:table-cell office:value-type="string" table:style-name="ce1">
            <text:p>Tempo (s)</text:p>
          </table:table-cell>
          <table:table-cell office:value-type="string" table:style-name="ce1">
            <text:p>R (bits/s)</text:p>
          </table:table-cell>
          <table:table-cell office:value-type="string" table:style-name="ce1">
            <text:p>S (R/C)</text:p>
          </table:table-cell>
          <table:table-cell office:value-type="string" table:style-name="ce1">
            <text:p>S (méd)</text:p>
          </table:table-cell>
          <table:table-cell table:number-columns-repeated="16379"/>
        </table:table-row>
        <table:table-row table:style-name="ro2">
          <table:table-cell office:value-type="float" office:value="10" table:number-columns-spanned="1" table:number-rows-spanned="3" table:style-name="ce3">
            <text:p>10</text:p>
          </table:table-cell>
          <table:table-cell office:value-type="float" office:value="32.877540824999997" table:style-name="ce2">
            <text:p>32.8775408250</text:p>
          </table:table-cell>
          <table:table-cell office:value-type="float" office:value="805340.52534326073" table:formula="of:=[.$B$1]*8/[.B5]" table:style-name="ce1">
            <text:p>805340.5253</text:p>
          </table:table-cell>
          <table:table-cell office:value-type="float" office:value="20.972409514147415" table:formula="of:=[.C5]/[.$B$2]" table:style-name="ce1">
            <text:p>20.97240951</text:p>
          </table:table-cell>
          <table:table-cell office:value-type="float" office:value="20.901350269813125" table:formula="of:=AVERAGE([.D5];[.D6];[.D7])" table:number-columns-spanned="1" table:number-rows-spanned="3" table:style-name="ce4">
            <text:p>20.90135027</text:p>
          </table:table-cell>
          <table:table-cell table:number-columns-repeated="16379"/>
        </table:table-row>
        <table:table-row table:style-name="ro3">
          <table:covered-table-cell/>
          <table:table-cell office:value-type="float" office:value="33.093777889999998" table:style-name="ce1">
            <text:p>33.09377789</text:p>
          </table:table-cell>
          <table:table-cell office:value-type="float" office:value="800078.37388673553" table:formula="of:=[.$B$1]*8/[.B6]" table:style-name="ce1">
            <text:p>800078.3739</text:p>
          </table:table-cell>
          <table:table-cell office:value-type="float" office:value="20.83537431996707" table:formula="of:=[.C6]/[.$B$2]" table:style-name="ce1">
            <text:p>20.8353743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float" office:value="32.997341143" table:style-name="ce1">
            <text:p>32.99734114</text:p>
          </table:table-cell>
          <table:table-cell office:value-type="float" office:value="802416.6518524756" table:formula="of:=[.$B$1]*8/[.B7]" table:style-name="ce1">
            <text:p>802416.6519</text:p>
          </table:table-cell>
          <table:table-cell office:value-type="float" office:value="20.896266975324885" table:formula="of:=[.C7]/[.$B$2]" table:style-name="ce1">
            <text:p>20.89626698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20" table:number-columns-spanned="1" table:number-rows-spanned="3" table:style-name="ce3">
            <text:p>20</text:p>
          </table:table-cell>
          <table:table-cell office:value-type="float" office:value="17.321659670999999" table:style-name="ce1">
            <text:p>17.32165967</text:p>
          </table:table-cell>
          <table:table-cell office:value-type="float" office:value="1528584.2409390449" table:formula="of:=[.$B$1]*8/[.B8]" table:style-name="ce1">
            <text:p>1528584.241</text:p>
          </table:table-cell>
          <table:table-cell office:value-type="float" office:value="39.806881274454291" table:formula="of:=[.C8]/[.$B$2]" table:style-name="ce1">
            <text:p>39.80688127</text:p>
          </table:table-cell>
          <table:table-cell office:value-type="float" office:value="40.110484795533459" table:formula="of:=AVERAGE([.D8];[.D9];[.D10])" table:number-columns-spanned="1" table:number-rows-spanned="3" table:style-name="ce4">
            <text:p>40.1104848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16.863139136000001" table:style-name="ce1">
            <text:p>16.86313914</text:p>
          </table:table-cell>
          <table:table-cell office:value-type="float" office:value="1570147.514437255" table:formula="of:=[.$B$1]*8/[.B9]" table:style-name="ce1">
            <text:p>1570147.514</text:p>
          </table:table-cell>
          <table:table-cell office:value-type="float" office:value="40.88925818847018" table:formula="of:=[.C9]/[.$B$2]" table:style-name="ce1">
            <text:p>40.88925819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17.396638612" table:style-name="ce1">
            <text:p>17.39663861</text:p>
          </table:table-cell>
          <table:table-cell office:value-type="float" office:value="1521996.0930691545" table:formula="of:=[.$B$1]*8/[.B10]" table:style-name="ce1">
            <text:p>1521996.093</text:p>
          </table:table-cell>
          <table:table-cell office:value-type="float" office:value="39.635314923675899" table:formula="of:=[.C10]/[.$B$2]" table:style-name="ce1">
            <text:p>39.63531492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40" table:number-columns-spanned="1" table:number-rows-spanned="3" table:style-name="ce3">
            <text:p>40</text:p>
          </table:table-cell>
          <table:table-cell office:value-type="float" office:value="9.3691499159999996" table:style-name="ce1">
            <text:p>9.369149916</text:p>
          </table:table-cell>
          <table:table-cell office:value-type="float" office:value="2826042.5158512322" table:formula="of:=[.$B$1]*8/[.B11]" table:style-name="ce1">
            <text:p>2826042.516</text:p>
          </table:table-cell>
          <table:table-cell office:value-type="float" office:value="73.594857183625834" table:formula="of:=[.C11]/[.$B$2]" table:style-name="ce1">
            <text:p>73.59485718</text:p>
          </table:table-cell>
          <table:table-cell office:value-type="float" office:value="73.283077487933113" table:formula="of:=AVERAGE([.D11];[.D12];[.D13])" table:number-columns-spanned="1" table:number-rows-spanned="3" table:style-name="ce4">
            <text:p>73.28307749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9.5104643059999994" table:style-name="ce1">
            <text:p>9.510464306</text:p>
          </table:table-cell>
          <table:table-cell office:value-type="float" office:value="2784050.8252889081" table:formula="of:=[.$B$1]*8/[.B12]" table:style-name="ce1">
            <text:p>2784050.825</text:p>
          </table:table-cell>
          <table:table-cell office:value-type="float" office:value="72.501323575231979" table:formula="of:=[.C12]/[.$B$2]" table:style-name="ce1">
            <text:p>72.5013235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9.3490538230000002" table:style-name="ce1">
            <text:p>9.349053823</text:p>
          </table:table-cell>
          <table:table-cell office:value-type="float" office:value="2832117.1854697536" table:formula="of:=[.$B$1]*8/[.B13]" table:style-name="ce1">
            <text:p>2832117.185</text:p>
          </table:table-cell>
          <table:table-cell office:value-type="float" office:value="73.753051704941498" table:formula="of:=[.C13]/[.$B$2]" table:style-name="ce1">
            <text:p>73.7530517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80" table:number-columns-spanned="1" table:number-rows-spanned="3" table:style-name="ce3">
            <text:p>80</text:p>
          </table:table-cell>
          <table:table-cell office:value-type="float" office:value="5.2851041690000002" table:style-name="ce1">
            <text:p>5.285104169</text:p>
          </table:table-cell>
          <table:table-cell office:value-type="float" office:value="5009856.9779013181" table:formula="of:=[.$B$1]*8/[.B14]" table:style-name="ce1">
            <text:p>5009856.978</text:p>
          </table:table-cell>
          <table:table-cell office:value-type="float" office:value="130.46502546618015" table:formula="of:=[.C14]/[.$B$2]" table:style-name="ce1">
            <text:p>130.4650255</text:p>
          </table:table-cell>
          <table:table-cell office:value-type="float" office:value="128.48792813782978" table:formula="of:=AVERAGE([.D14];[.D15];[.D16])" table:number-columns-spanned="1" table:number-rows-spanned="3" table:style-name="ce4">
            <text:p>128.4879281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4406541810000002" table:style-name="ce1">
            <text:p>5.440654181</text:p>
          </table:table-cell>
          <table:table-cell office:value-type="float" office:value="4866623.5932557238" table:formula="of:=[.$B$1]*8/[.B15]" table:style-name="ce1">
            <text:p>4866623.593</text:p>
          </table:table-cell>
          <table:table-cell office:value-type="float" office:value="126.73498940770114" table:formula="of:=[.C15]/[.$B$2]" table:style-name="ce1">
            <text:p>126.7349894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3758068430000003" table:style-name="ce1">
            <text:p>5.375806843</text:p>
          </table:table-cell>
          <table:table-cell office:value-type="float" office:value="4925328.7503209496" table:formula="of:=[.$B$1]*8/[.B16]" table:style-name="ce1">
            <text:p>4925328.75</text:p>
          </table:table-cell>
          <table:table-cell office:value-type="float" office:value="128.26376953960806" table:formula="of:=[.C16]/[.$B$2]" table:style-name="ce1">
            <text:p>128.2637695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160" table:number-columns-spanned="1" table:number-rows-spanned="3" table:style-name="ce3">
            <text:p>160</text:p>
          </table:table-cell>
          <table:table-cell office:value-type="float" office:value="3.4090244209999998" table:style-name="ce1">
            <text:p>3.409024421</text:p>
          </table:table-cell>
          <table:table-cell office:value-type="float" office:value="7766918.8395643942" table:formula="of:=[.$B$1]*8/[.B17]" table:style-name="ce1">
            <text:p>7766918.84</text:p>
          </table:table-cell>
          <table:table-cell office:value-type="float" office:value="202.26351144698944" table:formula="of:=[.C17]/[.$B$2]" table:style-name="ce1">
            <text:p>202.2635114</text:p>
          </table:table-cell>
          <table:table-cell office:value-type="float" office:value="203.64545664547475" table:formula="of:=AVERAGE([.D17];[.D18];[.D19])" table:number-columns-spanned="1" table:number-rows-spanned="3" table:style-name="ce4">
            <text:p>203.6454566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3.3478544100000001" table:style-name="ce1">
            <text:p>3.34785441</text:p>
          </table:table-cell>
          <table:table-cell office:value-type="float" office:value="7908831.3759737238" table:formula="of:=[.$B$1]*8/[.B18]" table:style-name="ce1">
            <text:p>7908831.376</text:p>
          </table:table-cell>
          <table:table-cell office:value-type="float" office:value="205.95915041598238" table:formula="of:=[.C18]/[.$B$2]" table:style-name="ce1">
            <text:p>205.9591504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3.4014534909999998" table:style-name="ce1">
            <text:p>3.401453491</text:p>
          </table:table-cell>
          <table:table-cell office:value-type="float" office:value="7784206.3900205772" table:formula="of:=[.$B$1]*8/[.B19]" table:style-name="ce1">
            <text:p>7784206.39</text:p>
          </table:table-cell>
          <table:table-cell office:value-type="float" office:value="202.71370807345252" table:formula="of:=[.C19]/[.$B$2]" table:style-name="ce1">
            <text:p>202.7137081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320" table:number-columns-spanned="1" table:number-rows-spanned="3" table:style-name="ce3">
            <text:p>320</text:p>
          </table:table-cell>
          <table:table-cell office:value-type="float" office:value="2.2645952920000001" table:style-name="ce1">
            <text:p>2.264595292</text:p>
          </table:table-cell>
          <table:table-cell office:value-type="float" office:value="11691985.801408263" table:formula="of:=[.$B$1]*8/[.B20]" table:style-name="ce1">
            <text:p>11691985.8</text:p>
          </table:table-cell>
          <table:table-cell office:value-type="float" office:value="304.4787969116735" table:formula="of:=[.C20]/[.$B$2]" table:style-name="ce1">
            <text:p>304.4787969</text:p>
          </table:table-cell>
          <table:table-cell office:value-type="float" office:value="304.57333736036543" table:formula="of:=AVERAGE([.D20];[.D21];[.D22])" table:number-columns-spanned="1" table:number-rows-spanned="3" table:style-name="ce4">
            <text:p>304.5733374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2.2637964730000002" table:style-name="ce1">
            <text:p>2.263796473</text:p>
          </table:table-cell>
          <table:table-cell office:value-type="float" office:value="11696111.517000318" table:formula="of:=[.$B$1]*8/[.B21]" table:style-name="ce1">
            <text:p>11696111.52</text:p>
          </table:table-cell>
          <table:table-cell office:value-type="float" office:value="304.58623742188325" table:formula="of:=[.C21]/[.$B$2]" table:style-name="ce1">
            <text:p>304.5862374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2.263285685" table:style-name="ce1">
            <text:p>2.263285685</text:p>
          </table:table-cell>
          <table:table-cell office:value-type="float" office:value="11698751.145505521" table:formula="of:=[.$B$1]*8/[.B22]" table:style-name="ce1">
            <text:p>11698751.15</text:p>
          </table:table-cell>
          <table:table-cell office:value-type="float" office:value="304.65497774753965" table:formula="of:=[.C22]/[.$B$2]" table:style-name="ce1">
            <text:p>304.6549777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640" table:number-columns-spanned="1" table:number-rows-spanned="3" table:style-name="ce3">
            <text:p>640</text:p>
          </table:table-cell>
          <table:table-cell office:value-type="float" office:value="1.5640998269999999" table:style-name="ce1">
            <text:p>1.564099827</text:p>
          </table:table-cell>
          <table:table-cell office:value-type="float" office:value="16928341.492617529" table:formula="of:=[.$B$1]*8/[.B23]" table:style-name="ce1">
            <text:p>16928341.49</text:p>
          </table:table-cell>
          <table:table-cell office:value-type="float" office:value="440.84222637024817" table:formula="of:=[.C23]/[.$B$2]" table:style-name="ce1">
            <text:p>440.8422264</text:p>
          </table:table-cell>
          <table:table-cell office:value-type="float" office:value="439.74450451638245" table:formula="of:=AVERAGE([.D23];[.D24];[.D25])" table:number-columns-spanned="1" table:number-rows-spanned="3" table:style-name="ce4">
            <text:p>439.7445045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1.585893333" table:style-name="ce1">
            <text:p>1.585893333</text:p>
          </table:table-cell>
          <table:table-cell office:value-type="float" office:value="16695710.51787756" table:formula="of:=[.$B$1]*8/[.B24]" table:style-name="ce1">
            <text:p>16695710.52</text:p>
          </table:table-cell>
          <table:table-cell office:value-type="float" office:value="434.78412806972813" table:formula="of:=[.C24]/[.$B$2]" table:style-name="ce1">
            <text:p>434.7841281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1.554351042" table:style-name="ce1">
            <text:p>1.554351042</text:p>
          </table:table-cell>
          <table:table-cell office:value-type="float" office:value="17034514.909792174" table:formula="of:=[.$B$1]*8/[.B25]" table:style-name="ce1">
            <text:p>17034514.91</text:p>
          </table:table-cell>
          <table:table-cell office:value-type="float" office:value="443.60715910917116" table:formula="of:=[.C25]/[.$B$2]" table:style-name="ce1">
            <text:p>443.6071591</text:p>
          </table:table-cell>
          <table:covered-table-cell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ª de bytes</text:p>
          </table:table-cell>
          <table:table-cell office:value-type="float" office:value="3309702" table:style-name="ce1">
            <text:p>33097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anho do pacote (byte)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drate</text:p>
          </table:table-cell>
          <table:table-cell office:value-type="string" table:style-name="ce1">
            <text:p>Tempo (s)</text:p>
          </table:table-cell>
          <table:table-cell office:value-type="string" table:style-name="ce1">
            <text:p>R (bits/s)</text:p>
          </table:table-cell>
          <table:table-cell office:value-type="string" table:style-name="ce1">
            <text:p>S (R/C)</text:p>
          </table:table-cell>
          <table:table-cell office:value-type="string" table:style-name="ce1">
            <text:p>S (méd)</text:p>
          </table:table-cell>
          <table:table-cell table:number-columns-repeated="16379"/>
        </table:table-row>
        <table:table-row table:style-name="ro1">
          <table:table-cell office:value-type="float" office:value="600" table:formula="of:=[.A33]/2" table:number-columns-spanned="1" table:number-rows-spanned="3" table:style-name="ce3">
            <text:p>600</text:p>
          </table:table-cell>
          <table:table-cell office:value-type="float" office:value="5.4461734929999999" table:style-name="ce1">
            <text:p>5.446173493</text:p>
          </table:table-cell>
          <table:table-cell office:value-type="float" office:value="4861691.6141272113" table:formula="of:=[.$B$27]*8/[.B30]" table:style-name="ce1">
            <text:p>4861691.614</text:p>
          </table:table-cell>
          <table:table-cell office:value-type="float" office:value="8102.8193568786855" table:formula="of:=[.C30]/[.A30]" table:style-name="ce1">
            <text:p>8102.819357</text:p>
          </table:table-cell>
          <table:table-cell office:value-type="float" office:value="8107.7614923574865" table:formula="of:=AVERAGE([.D30];[.D31];[.D32])" table:number-columns-spanned="1" table:number-rows-spanned="3" table:style-name="ce4">
            <text:p>8107.761492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4586614249999998" table:style-name="ce1">
            <text:p>5.458661425</text:p>
          </table:table-cell>
          <table:table-cell office:value-type="float" office:value="4850569.3866147781" table:formula="of:=[.$B$27]*8/[.B31]" table:style-name="ce1">
            <text:p>4850569.387</text:p>
          </table:table-cell>
          <table:table-cell office:value-type="float" office:value="8084.28231102463" table:formula="of:=[.C31]/[.A30]" table:style-name="ce1">
            <text:p>8084.282311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4238407659999996" table:style-name="ce1">
            <text:p>5.423840766</text:p>
          </table:table-cell>
          <table:table-cell office:value-type="float" office:value="4881709.6855014861" table:formula="of:=[.$B$27]*8/[.B32]" table:style-name="ce1">
            <text:p>4881709.686</text:p>
          </table:table-cell>
          <table:table-cell office:value-type="float" office:value="8136.1828091691432" table:formula="of:=[.C32]/[.A30]" table:style-name="ce1">
            <text:p>8136.182809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1200" table:formula="of:=[.A36]/2" table:number-columns-spanned="1" table:number-rows-spanned="3" table:style-name="ce3">
            <text:p>1200</text:p>
          </table:table-cell>
          <table:table-cell office:value-type="float" office:value="5.3305465520000004" table:style-name="ce1">
            <text:p>5.330546552</text:p>
          </table:table-cell>
          <table:table-cell office:value-type="float" office:value="4967148.4418545598" table:formula="of:=[.$B$27]*8/[.B33]" table:style-name="ce1">
            <text:p>4967148.442</text:p>
          </table:table-cell>
          <table:table-cell office:value-type="float" office:value="4139.2903682121332" table:formula="of:=[.C33]/[.A33]" table:style-name="ce1">
            <text:p>4139.290368</text:p>
          </table:table-cell>
          <table:table-cell office:value-type="float" office:value="4154.3067643499044" table:formula="of:=AVERAGE([.D33];[.D34];[.D35])" table:number-columns-spanned="1" table:number-rows-spanned="3" table:style-name="ce4">
            <text:p>4154.306764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3031026480000003" table:style-name="ce1">
            <text:p>5.303102648</text:p>
          </table:table-cell>
          <table:table-cell office:value-type="float" office:value="4992853.760804669" table:formula="of:=[.$B$27]*8/[.B34]" table:style-name="ce1">
            <text:p>4992853.761</text:p>
          </table:table-cell>
          <table:table-cell office:value-type="float" office:value="4160.7114673372243" table:formula="of:=[.C34]/[.A33]" table:style-name="ce1">
            <text:p>4160.711467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3002911839999998" table:style-name="ce1">
            <text:p>5.300291184</text:p>
          </table:table-cell>
          <table:table-cell office:value-type="float" office:value="4995502.149000424" table:formula="of:=[.$B$27]*8/[.B35]" table:style-name="ce1">
            <text:p>4995502.149</text:p>
          </table:table-cell>
          <table:table-cell office:value-type="float" office:value="4162.9184575003537" table:formula="of:=[.C35]/[.A33]" table:style-name="ce1">
            <text:p>4162.918458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2400" table:formula="of:=[.A39]/2" table:number-columns-spanned="1" table:number-rows-spanned="3" table:style-name="ce3">
            <text:p>2400</text:p>
          </table:table-cell>
          <table:table-cell office:value-type="float" office:value="5.3990156330000003" table:style-name="ce1">
            <text:p>5.399015633</text:p>
          </table:table-cell>
          <table:table-cell office:value-type="float" office:value="4904156.2017644187" table:formula="of:=[.$B$27]*8/[.B36]" table:style-name="ce1">
            <text:p>4904156.202</text:p>
          </table:table-cell>
          <table:table-cell office:value-type="float" office:value="2043.3984174018412" table:formula="of:=[.C36]/[.A36]" table:style-name="ce1">
            <text:p>2043.398417</text:p>
          </table:table-cell>
          <table:table-cell office:value-type="float" office:value="2051.7963414784299" table:formula="of:=AVERAGE([.D36];[.D37];[.D38])" table:number-columns-spanned="1" table:number-rows-spanned="3" table:style-name="ce4">
            <text:p>2051.796341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4068187989999998" table:style-name="ce1">
            <text:p>5.406818799</text:p>
          </table:table-cell>
          <table:table-cell office:value-type="float" office:value="4897078.4826184819" table:formula="of:=[.$B$27]*8/[.B37]" table:style-name="ce1">
            <text:p>4897078.483</text:p>
          </table:table-cell>
          <table:table-cell office:value-type="float" office:value="2040.4493677577009" table:formula="of:=[.C37]/[.A36]" table:style-name="ce1">
            <text:p>2040.44936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3256675710000003" table:style-name="ce1">
            <text:p>5.325667571</text:p>
          </table:table-cell>
          <table:table-cell office:value-type="float" office:value="4971698.9742617933" table:formula="of:=[.$B$27]*8/[.B38]" table:style-name="ce1">
            <text:p>4971698.974</text:p>
          </table:table-cell>
          <table:table-cell office:value-type="float" office:value="2071.5412392757471" table:formula="of:=[.C38]/[.A36]" table:style-name="ce1">
            <text:p>2071.541239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4800" table:formula="of:=[.A42]/2" table:number-columns-spanned="1" table:number-rows-spanned="3" table:style-name="ce3">
            <text:p>4800</text:p>
          </table:table-cell>
          <table:table-cell office:value-type="float" office:value="5.4153181300000002" table:style-name="ce1">
            <text:p>5.41531813</text:p>
          </table:table-cell>
          <table:table-cell office:value-type="float" office:value="4889392.5277110171" table:formula="of:=[.$B$27]*8/[.B39]" table:style-name="ce1">
            <text:p>4889392.528</text:p>
          </table:table-cell>
          <table:table-cell office:value-type="float" office:value="1018.6234432731286" table:formula="of:=[.C39]/[.A39]" table:style-name="ce1">
            <text:p>1018.623443</text:p>
          </table:table-cell>
          <table:table-cell office:value-type="float" office:value="849.24928310565065" table:formula="of:=AVERAGE([.D39];[.D41];[.D42])" table:number-columns-spanned="1" table:number-rows-spanned="3" table:style-name="ce4">
            <text:p>849.2492831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3154369419999998" table:style-name="ce1">
            <text:p>5.315436942</text:p>
          </table:table-cell>
          <table:table-cell office:value-type="float" office:value="4981268.0103091327" table:formula="of:=[.$B$27]*8/[.B40]" table:style-name="ce1">
            <text:p>4981268.01</text:p>
          </table:table-cell>
          <table:table-cell office:value-type="float" office:value="1037.7641688144026" table:formula="of:=[.C40]/[.A39]" table:style-name="ce1">
            <text:p>1037.764169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4236901529999999" table:style-name="ce1">
            <text:p>5.423690153</text:p>
          </table:table-cell>
          <table:table-cell office:value-type="float" office:value="4881845.2479912527" table:formula="of:=[.$B$27]*8/[.B41]" table:style-name="ce1">
            <text:p>4881845.248</text:p>
          </table:table-cell>
          <table:table-cell office:value-type="float" office:value="1017.051093331511" table:formula="of:=[.C41]/[.A39]" table:style-name="ce1">
            <text:p>1017.051093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9600" table:formula="of:=[.A45]/2" table:number-columns-spanned="1" table:number-rows-spanned="3" table:style-name="ce3">
            <text:p>9600</text:p>
          </table:table-cell>
          <table:table-cell office:value-type="float" office:value="5.3861135339999997" table:style-name="ce1">
            <text:p>5.386113534</text:p>
          </table:table-cell>
          <table:table-cell office:value-type="float" office:value="4915903.8020381993" table:formula="of:=[.$B$27]*8/[.B42]" table:style-name="ce1">
            <text:p>4915903.802</text:p>
          </table:table-cell>
          <table:table-cell office:value-type="float" office:value="512.07331271231237" table:formula="of:=[.C42]/[.A42]" table:style-name="ce1">
            <text:p>512.0733127</text:p>
          </table:table-cell>
          <table:table-cell office:value-type="float" office:value="423.31293518143411" table:formula="of:=AVERAGE([.D43];[.D44];[.D45])" table:number-columns-spanned="1" table:number-rows-spanned="3" table:style-name="ce4">
            <text:p>423.3129352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4869243660000002" table:style-name="ce1">
            <text:p>5.486924366</text:p>
          </table:table-cell>
          <table:table-cell office:value-type="float" office:value="4825584.2861749409" table:formula="of:=[.$B$27]*8/[.B43]" table:style-name="ce1">
            <text:p>4825584.286</text:p>
          </table:table-cell>
          <table:table-cell office:value-type="float" office:value="502.66502980988969" table:formula="of:=[.C43]/[.A42]" table:style-name="ce1">
            <text:p>502.665029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3912465620000001" table:style-name="ce1">
            <text:p>5.391246562</text:p>
          </table:table-cell>
          <table:table-cell office:value-type="float" office:value="4911223.349832762" table:formula="of:=[.$B$27]*8/[.B44]" table:style-name="ce1">
            <text:p>4911223.35</text:p>
          </table:table-cell>
          <table:table-cell office:value-type="float" office:value="511.58576560757939" table:formula="of:=[.C44]/[.A42]" table:style-name="ce1">
            <text:p>511.5857656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19200" table:formula="of:=[.A48]/2" table:number-columns-spanned="1" table:number-rows-spanned="3" table:style-name="ce3">
            <text:p>19200</text:p>
          </table:table-cell>
          <table:table-cell office:value-type="float" office:value="5.3934578289999999" table:style-name="ce1">
            <text:p>5.393457829</text:p>
          </table:table-cell>
          <table:table-cell office:value-type="float" office:value="4909209.7944351984" table:formula="of:=[.$B$27]*8/[.B45]" table:style-name="ce1">
            <text:p>4909209.794</text:p>
          </table:table-cell>
          <table:table-cell office:value-type="float" office:value="255.68801012683326" table:formula="of:=[.C45]/[.A45]" table:style-name="ce1">
            <text:p>255.6880101</text:p>
          </table:table-cell>
          <table:table-cell office:value-type="float" office:value="211.17974063665784" table:formula="of:=AVERAGE([.D46];[.D47];[.D48])" table:number-columns-spanned="1" table:number-rows-spanned="3" table:style-name="ce4">
            <text:p>211.1797406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45962937" table:style-name="ce1">
            <text:p>5.45962937</text:p>
          </table:table-cell>
          <table:table-cell office:value-type="float" office:value="4849709.4226746019" table:formula="of:=[.$B$27]*8/[.B46]" table:style-name="ce1">
            <text:p>4849709.423</text:p>
          </table:table-cell>
          <table:table-cell office:value-type="float" office:value="252.58903243096884" table:formula="of:=[.C46]/[.A45]" table:style-name="ce1">
            <text:p>252.5890324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4441880290000002" table:style-name="ce1">
            <text:p>5.444188029</text:p>
          </table:table-cell>
          <table:table-cell office:value-type="float" office:value="4863464.6450415608" table:formula="of:=[.$B$27]*8/[.B47]" table:style-name="ce1">
            <text:p>4863464.645</text:p>
          </table:table-cell>
          <table:table-cell office:value-type="float" office:value="253.3054502625813" table:formula="of:=[.C47]/[.A45]" table:style-name="ce1">
            <text:p>253.3054503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38400" table:number-columns-spanned="1" table:number-rows-spanned="3" table:style-name="ce3">
            <text:p>38400</text:p>
          </table:table-cell>
          <table:table-cell office:value-type="float" office:value="5.4018775410000002" table:style-name="ce1">
            <text:p>5.401877541</text:p>
          </table:table-cell>
          <table:table-cell office:value-type="float" office:value="4901557.9859106615" table:formula="of:=[.$B$27]*8/[.B48]" table:style-name="ce1">
            <text:p>4901557.986</text:p>
          </table:table-cell>
          <table:table-cell office:value-type="float" office:value="127.64473921642347" table:formula="of:=[.C48]/[.A48]" table:style-name="ce1">
            <text:p>127.6447392</text:p>
          </table:table-cell>
          <table:table-cell office:value-type="float" office:value="128.21272445225671" table:formula="of:=AVERAGE([.D49];[.D50];[.D51])" table:number-columns-spanned="1" table:number-rows-spanned="3" table:style-name="ce4">
            <text:p>128.2127245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3509764200000003" table:style-name="ce1">
            <text:p>5.35097642</text:p>
          </table:table-cell>
          <table:table-cell office:value-type="float" office:value="4948184.0176002868" table:formula="of:=[.$B$27]*8/[.B49]" table:style-name="ce1">
            <text:p>4948184.018</text:p>
          </table:table-cell>
          <table:table-cell office:value-type="float" office:value="128.85895879167413" table:formula="of:=[.C49]/[.A48]" table:style-name="ce1">
            <text:p>128.858958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4051910449999996" table:style-name="ce1">
            <text:p>5.405191045</text:p>
          </table:table-cell>
          <table:table-cell office:value-type="float" office:value="4898553.2203330295" table:formula="of:=[.$B$27]*8/[.B50]" table:style-name="ce1">
            <text:p>4898553.22</text:p>
          </table:table-cell>
          <table:table-cell office:value-type="float" office:value="127.5664901128393" table:formula="of:=[.C50]/[.A48]" table:style-name="ce1">
            <text:p>127.5664901</text:p>
          </table:table-cell>
          <table:covered-table-cell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ª de bytes</text:p>
          </table:table-cell>
          <table:table-cell office:value-type="float" office:value="3309702" table:style-name="ce1">
            <text:p>33097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anho do pacote (byte)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drate</text:p>
          </table:table-cell>
          <table:table-cell office:value-type="float" office:value="38400" table:style-name="ce1">
            <text:p>384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babilidade de Erro (%bcc1 + %bcc2)</text:p>
          </table:table-cell>
          <table:table-cell office:value-type="string" table:style-name="ce1">
            <text:p>Tempo (s)</text:p>
          </table:table-cell>
          <table:table-cell office:value-type="string" table:style-name="ce1">
            <text:p>R (bits/s)</text:p>
          </table:table-cell>
          <table:table-cell office:value-type="string" table:style-name="ce1">
            <text:p>S (R/C)</text:p>
          </table:table-cell>
          <table:table-cell office:value-type="string" table:style-name="ce1">
            <text:p>S (méd)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0+0</text:p>
          </table:table-cell>
          <table:table-cell office:value-type="float" office:value="5.4140716219999998" table:style-name="ce1">
            <text:p>5.414071622</text:p>
          </table:table-cell>
          <table:table-cell office:value-type="float" office:value="4890518.2362953238" table:formula="of:=[.$B$52]*8/[.B57]" table:style-name="ce1">
            <text:p>4890518.236</text:p>
          </table:table-cell>
          <table:table-cell office:value-type="float" office:value="127.35724573685739" table:formula="of:=[.C57]/[.$B$54]" table:style-name="ce1">
            <text:p>127.3572457</text:p>
          </table:table-cell>
          <table:table-cell office:value-type="float" office:value="127.49720277979195" table:formula="of:=AVERAGE([.D57];[.D58];[.D59])" table:number-columns-spanned="1" table:number-rows-spanned="3" table:style-name="ce4">
            <text:p>127.4972028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3932907459999999" table:style-name="ce1">
            <text:p>5.393290746</text:p>
          </table:table-cell>
          <table:table-cell office:value-type="float" office:value="4909361.8807102973" table:formula="of:=[.$B$52]*8/[.B58]" table:style-name="ce1">
            <text:p>4909361.881</text:p>
          </table:table-cell>
          <table:table-cell office:value-type="float" office:value="127.84796564349732" table:formula="of:=[.C58]/[.$B$54]" table:style-name="ce1">
            <text:p>127.8479656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4170851439999996" table:style-name="ce1">
            <text:p>5.417085144</text:p>
          </table:table-cell>
          <table:table-cell office:value-type="float" office:value="4887797.6432264112" table:formula="of:=[.$B$52]*8/[.B59]" table:style-name="ce1">
            <text:p>4887797.643</text:p>
          </table:table-cell>
          <table:table-cell office:value-type="float" office:value="127.28639695902112" table:formula="of:=[.C59]/[.$B$54]" table:style-name="ce1">
            <text:p>127.286397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2+2</text:p>
          </table:table-cell>
          <table:table-cell office:value-type="float" office:value="5.6371184000000003" table:style-name="ce1">
            <text:p>5.6371184</text:p>
          </table:table-cell>
          <table:table-cell office:value-type="float" office:value="4697012.5729486179" table:formula="of:=[.$B$52]*8/[.B60]" table:style-name="ce1">
            <text:p>4697012.573</text:p>
          </table:table-cell>
          <table:table-cell office:value-type="float" office:value="122.31803575387026" table:formula="of:=[.C60]/[.$B$54]" table:style-name="ce1">
            <text:p>122.3180358</text:p>
          </table:table-cell>
          <table:table-cell office:value-type="float" office:value="123.12845812940128" table:formula="of:=AVERAGE([.D60];[.D61];[.D62])" table:number-columns-spanned="1" table:number-rows-spanned="3" table:style-name="ce4">
            <text:p>123.1284581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6314301709999999" table:style-name="ce1">
            <text:p>5.631430171</text:p>
          </table:table-cell>
          <table:table-cell office:value-type="float" office:value="4701756.9597774567" table:formula="of:=[.$B$52]*8/[.B61]" table:style-name="ce1">
            <text:p>4701756.96</text:p>
          </table:table-cell>
          <table:table-cell office:value-type="float" office:value="122.4415874942046" table:formula="of:=[.C61]/[.$B$54]" table:style-name="ce1">
            <text:p>122.4415875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5327349579999998" table:style-name="ce1">
            <text:p>5.532734958</text:p>
          </table:table-cell>
          <table:table-cell office:value-type="float" office:value="4785628.8437809534" table:formula="of:=[.$B$52]*8/[.B62]" table:style-name="ce1">
            <text:p>4785628.844</text:p>
          </table:table-cell>
          <table:table-cell office:value-type="float" office:value="124.625751140129" table:formula="of:=[.C62]/[.$B$54]" table:style-name="ce1">
            <text:p>124.6257511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4+4</text:p>
          </table:table-cell>
          <table:table-cell office:value-type="float" office:value="5.7890079759999997" table:style-name="ce1">
            <text:p>5.789007976</text:p>
          </table:table-cell>
          <table:table-cell office:value-type="float" office:value="4573774.3167345049" table:formula="of:=[.$B$52]*8/[.B63]" table:style-name="ce1">
            <text:p>4573774.317</text:p>
          </table:table-cell>
          <table:table-cell office:value-type="float" office:value="119.10870616496106" table:formula="of:=[.C63]/[.$B$54]" table:style-name="ce1">
            <text:p>119.1087062</text:p>
          </table:table-cell>
          <table:table-cell office:value-type="float" office:value="118.26514488785837" table:formula="of:=AVERAGE([.D63];[.D64];[.D65])" table:number-columns-spanned="1" table:number-rows-spanned="3" table:style-name="ce4">
            <text:p>118.2651449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833020275" table:style-name="ce1">
            <text:p>5.833020275</text:p>
          </table:table-cell>
          <table:table-cell office:value-type="float" office:value="4539263.4950167388" table:formula="of:=[.$B$52]*8/[.B64]" table:style-name="ce1">
            <text:p>4539263.495</text:p>
          </table:table-cell>
          <table:table-cell office:value-type="float" office:value="118.20998684939424" table:formula="of:=[.C64]/[.$B$54]" table:style-name="ce1">
            <text:p>118.209986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8694277719999999" table:style-name="ce1">
            <text:p>5.869427772</text:p>
          </table:table-cell>
          <table:table-cell office:value-type="float" office:value="4511106.8793300418" table:formula="of:=[.$B$52]*8/[.B65]" table:style-name="ce1">
            <text:p>4511106.879</text:p>
          </table:table-cell>
          <table:table-cell office:value-type="float" office:value="117.47674164921983" table:formula="of:=[.C65]/[.$B$54]" table:style-name="ce1">
            <text:p>117.4767416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6+6</text:p>
          </table:table-cell>
          <table:table-cell office:value-type="float" office:value="6.0224606810000001" table:style-name="ce1">
            <text:p>6.022460681</text:p>
          </table:table-cell>
          <table:table-cell office:value-type="float" office:value="4396478.0182846328" table:formula="of:=[.$B$52]*8/[.B66]" table:style-name="ce1">
            <text:p>4396478.018</text:p>
          </table:table-cell>
          <table:table-cell office:value-type="float" office:value="114.49161505949564" table:formula="of:=[.C66]/[.$B$54]" table:style-name="ce1">
            <text:p>114.4916151</text:p>
          </table:table-cell>
          <table:table-cell office:value-type="float" office:value="113.84042088825635" table:formula="of:=AVERAGE([.D66];[.D67];[.D68])" table:number-columns-spanned="1" table:number-rows-spanned="3" table:style-name="ce4">
            <text:p>113.8404209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6.1349362909999998" table:style-name="ce1">
            <text:p>6.134936291</text:p>
          </table:table-cell>
          <table:table-cell office:value-type="float" office:value="4315874.647116201" table:formula="of:=[.$B$52]*8/[.B67]" table:style-name="ce1">
            <text:p>4315874.647</text:p>
          </table:table-cell>
          <table:table-cell office:value-type="float" office:value="112.39256893531774" table:formula="of:=[.C67]/[.$B$54]" table:style-name="ce1">
            <text:p>112.3925689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6.0148187479999997" table:style-name="ce1">
            <text:p>6.014818748</text:p>
          </table:table-cell>
          <table:table-cell office:value-type="float" office:value="4402063.8209262965" table:formula="of:=[.$B$52]*8/[.B68]" table:style-name="ce1">
            <text:p>4402063.821</text:p>
          </table:table-cell>
          <table:table-cell office:value-type="float" office:value="114.63707866995564" table:formula="of:=[.C68]/[.$B$54]" table:style-name="ce1">
            <text:p>114.6370787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8+8</text:p>
          </table:table-cell>
          <table:table-cell office:value-type="float" office:value="6.3964725900000001" table:style-name="ce1">
            <text:p>6.39647259</text:p>
          </table:table-cell>
          <table:table-cell office:value-type="float" office:value="4139408.9675916205" table:formula="of:=[.$B$52]*8/[.B69]" table:style-name="ce1">
            <text:p>4139408.968</text:p>
          </table:table-cell>
          <table:table-cell office:value-type="float" office:value="107.79710853103178" table:formula="of:=[.C69]/[.$B$54]" table:style-name="ce1">
            <text:p>107.7971085</text:p>
          </table:table-cell>
          <table:table-cell office:value-type="float" office:value="108.99577324315679" table:formula="of:=AVERAGE([.D69];[.D70];[.D71])" table:number-columns-spanned="1" table:number-rows-spanned="3" table:style-name="ce4">
            <text:p>108.9957732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6.3108711050000004" table:style-name="ce1">
            <text:p>6.310871105</text:p>
          </table:table-cell>
          <table:table-cell office:value-type="float" office:value="4195556.4548010202" table:formula="of:=[.$B$52]*8/[.B70]" table:style-name="ce1">
            <text:p>4195556.455</text:p>
          </table:table-cell>
          <table:table-cell office:value-type="float" office:value="109.25928267710991" table:formula="of:=[.C70]/[.$B$54]" table:style-name="ce1">
            <text:p>109.2592827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6.2723135269999997" table:style-name="ce1">
            <text:p>6.272313527</text:p>
          </table:table-cell>
          <table:table-cell office:value-type="float" office:value="4221347.6552190213" table:formula="of:=[.$B$52]*8/[.B71]" table:style-name="ce1">
            <text:p>4221347.655</text:p>
          </table:table-cell>
          <table:table-cell office:value-type="float" office:value="109.93092852132868" table:formula="of:=[.C71]/[.$B$54]" table:style-name="ce1">
            <text:p>109.930928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10+10</text:p>
          </table:table-cell>
          <table:table-cell office:value-type="float" office:value="6.6313864770000004" table:style-name="ce1">
            <text:p>6.631386477</text:p>
          </table:table-cell>
          <table:table-cell office:value-type="float" office:value="3992772.2644176688" table:formula="of:=[.$B$52]*8/[.B72]" table:style-name="ce1">
            <text:p>3992772.264</text:p>
          </table:table-cell>
          <table:table-cell office:value-type="float" office:value="103.9784443858768" table:formula="of:=[.C72]/[.$B$54]" table:style-name="ce1">
            <text:p>103.9784444</text:p>
          </table:table-cell>
          <table:table-cell office:value-type="float" office:value="104.36756192393341" table:formula="of:=AVERAGE([.D72];[.D73];[.D74])" table:number-columns-spanned="1" table:number-rows-spanned="3" table:style-name="ce4">
            <text:p>104.3675619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6.6208212709999996" table:style-name="ce1">
            <text:p>6.620821271</text:p>
          </table:table-cell>
          <table:table-cell office:value-type="float" office:value="3999143.749125984" table:formula="of:=[.$B$52]*8/[.B73]" table:style-name="ce1">
            <text:p>3999143.749</text:p>
          </table:table-cell>
          <table:table-cell office:value-type="float" office:value="104.1443684668225" table:formula="of:=[.C73]/[.$B$54]" table:style-name="ce1">
            <text:p>104.1443685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6.5681280690000001" table:style-name="ce1">
            <text:p>6.568128069</text:p>
          </table:table-cell>
          <table:table-cell office:value-type="float" office:value="4031227.120093477" table:formula="of:=[.$B$52]*8/[.B74]" table:style-name="ce1">
            <text:p>4031227.12</text:p>
          </table:table-cell>
          <table:table-cell office:value-type="float" office:value="104.97987291910096" table:formula="of:=[.C74]/[.$B$54]" table:style-name="ce1">
            <text:p>104.9798729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12+12</text:p>
          </table:table-cell>
          <table:table-cell office:value-type="float" office:value="6.9959313390000002" table:style-name="ce1">
            <text:p>6.995931339</text:p>
          </table:table-cell>
          <table:table-cell office:value-type="float" office:value="3784716.3897101246" table:formula="of:=[.$B$52]*8/[.B75]" table:style-name="ce1">
            <text:p>3784716.39</text:p>
          </table:table-cell>
          <table:table-cell office:value-type="float" office:value="98.56032264870116" table:formula="of:=[.C75]/[.$B$54]" table:style-name="ce1">
            <text:p>98.56032265</text:p>
          </table:table-cell>
          <table:table-cell office:value-type="float" office:value="100.16159289773115" table:formula="of:=AVERAGE([.D75];[.D76];[.D77])" table:number-columns-spanned="1" table:number-rows-spanned="3" table:style-name="ce4">
            <text:p>100.1615929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6.8591941739999998" table:style-name="ce1">
            <text:p>6.859194174</text:p>
          </table:table-cell>
          <table:table-cell office:value-type="float" office:value="3860164.2304229075" table:formula="of:=[.$B$52]*8/[.B76]" table:style-name="ce1">
            <text:p>3860164.23</text:p>
          </table:table-cell>
          <table:table-cell office:value-type="float" office:value="100.52511016726322" table:formula="of:=[.C76]/[.$B$54]" table:style-name="ce1">
            <text:p>100.5251102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6.8000561939999997" table:style-name="ce1">
            <text:p>6.800056194</text:p>
          </table:table-cell>
          <table:table-cell office:value-type="float" office:value="3893734.8816855969" table:formula="of:=[.$B$52]*8/[.B77]" table:style-name="ce1">
            <text:p>3893734.882</text:p>
          </table:table-cell>
          <table:table-cell office:value-type="float" office:value="101.39934587722908" table:formula="of:=[.C77]/[.$B$54]" table:style-name="ce1">
            <text:p>101.3993459</text:p>
          </table:table-cell>
          <table:covered-table-cell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ª de bytes</text:p>
          </table:table-cell>
          <table:table-cell office:value-type="float" office:value="3309702" table:style-name="ce1">
            <text:p>33097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anho do pacote (byte)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drate</text:p>
          </table:table-cell>
          <table:table-cell office:value-type="float" office:value="38400" table:style-name="ce1">
            <text:p>384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traso de propagação (s)</text:p>
          </table:table-cell>
          <table:table-cell office:value-type="string" table:style-name="ce1">
            <text:p>Tempo (s)</text:p>
          </table:table-cell>
          <table:table-cell office:value-type="string" table:style-name="ce1">
            <text:p>R (bits/s)</text:p>
          </table:table-cell>
          <table:table-cell office:value-type="string" table:style-name="ce1">
            <text:p>S (R/C)</text:p>
          </table:table-cell>
          <table:table-cell office:value-type="string" table:style-name="ce1">
            <text:p>S (méd)</text:p>
          </table:table-cell>
          <table:table-cell table:number-columns-repeated="16379"/>
        </table:table-row>
        <table:table-row table:style-name="ro1">
          <table:table-cell office:value-type="float" office:value="0" table:number-columns-spanned="1" table:number-rows-spanned="3" table:style-name="ce4">
            <text:p>0</text:p>
          </table:table-cell>
          <table:table-cell office:value-type="float" office:value="5.4137790140000002" table:style-name="ce1">
            <text:p>5.413779014</text:p>
          </table:table-cell>
          <table:table-cell office:value-type="float" office:value="4890782.5627032509" table:formula="of:=[.$B$79]*8/[.B84]" table:style-name="ce1">
            <text:p>4890782.563</text:p>
          </table:table-cell>
          <table:table-cell office:value-type="float" office:value="127.36412923706382" table:formula="of:=[.C84]/[.$B$81]" table:style-name="ce1">
            <text:p>127.3641292</text:p>
          </table:table-cell>
          <table:table-cell office:value-type="float" office:value="127.88818219166717" table:formula="of:=AVERAGE([.D84];[.D85];[.D86])" table:number-columns-spanned="1" table:number-rows-spanned="3" table:style-name="ce4">
            <text:p>127.8881822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5.3400167539999996" table:style-name="ce1">
            <text:p>5.340016754</text:p>
          </table:table-cell>
          <table:table-cell office:value-type="float" office:value="4958339.4996217275" table:formula="of:=[.$B$79]*8/[.B85]" table:style-name="ce1">
            <text:p>4958339.5</text:p>
          </table:table-cell>
          <table:table-cell office:value-type="float" office:value="129.12342446931581" table:formula="of:=[.C85]/[.$B$81]" table:style-name="ce1">
            <text:p>129.1234245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.4217451949999997" table:style-name="ce1">
            <text:p>5.421745195</text:p>
          </table:table-cell>
          <table:table-cell office:value-type="float" office:value="4883596.5261550806" table:formula="of:=[.$B$79]*8/[.B86]" table:style-name="ce1">
            <text:p>4883596.526</text:p>
          </table:table-cell>
          <table:table-cell office:value-type="float" office:value="127.17699286862189" table:formula="of:=[.C86]/[.$B$81]" table:style-name="ce1">
            <text:p>127.1769929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1E-4" table:number-columns-spanned="1" table:number-rows-spanned="3" table:style-name="ce4">
            <text:p>0.0001</text:p>
          </table:table-cell>
          <table:table-cell office:value-type="float" office:value="11.995775423" table:style-name="ce1">
            <text:p>11.99577542</text:p>
          </table:table-cell>
          <table:table-cell office:value-type="float" office:value="2207245.0563915498" table:formula="of:=[.$B$79]*8/[.B87]" table:style-name="ce1">
            <text:p>2207245.056</text:p>
          </table:table-cell>
          <table:table-cell office:value-type="float" office:value="57.480340010196606" table:formula="of:=[.C87]/[.$B$81]" table:style-name="ce1">
            <text:p>57.48034001</text:p>
          </table:table-cell>
          <table:table-cell office:value-type="float" office:value="57.075809456957877" table:formula="of:=AVERAGE([.D87];[.D88];[.D89])" table:number-columns-spanned="1" table:number-rows-spanned="3" table:style-name="ce4">
            <text:p>57.07580946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12.084467024" table:style-name="ce1">
            <text:p>12.08446702</text:p>
          </table:table-cell>
          <table:table-cell office:value-type="float" office:value="2191045.4095670837" table:formula="of:=[.$B$79]*8/[.B88]" table:style-name="ce1">
            <text:p>2191045.41</text:p>
          </table:table-cell>
          <table:table-cell office:value-type="float" office:value="57.058474207476138" table:formula="of:=[.C88]/[.$B$81]" table:style-name="ce1">
            <text:p>57.05847421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12.163311104" table:style-name="ce1">
            <text:p>12.1633111</text:p>
          </table:table-cell>
          <table:table-cell office:value-type="float" office:value="2176842.7834829143" table:formula="of:=[.$B$79]*8/[.B89]" table:style-name="ce1">
            <text:p>2176842.783</text:p>
          </table:table-cell>
          <table:table-cell office:value-type="float" office:value="56.688614153200895" table:formula="of:=[.C89]/[.$B$81]" table:style-name="ce1">
            <text:p>56.68861415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2.0000000000000001E-4" table:number-columns-spanned="1" table:number-rows-spanned="3" table:style-name="ce4">
            <text:p>0.0002</text:p>
          </table:table-cell>
          <table:table-cell office:value-type="float" office:value="16.025236871000001" table:style-name="ce1">
            <text:p>16.02523687</text:p>
          </table:table-cell>
          <table:table-cell office:value-type="float" office:value="1652244.9067767044" table:formula="of:=[.$B$79]*8/[.B90]" table:style-name="ce1">
            <text:p>1652244.907</text:p>
          </table:table-cell>
          <table:table-cell office:value-type="float" office:value="43.027211113976676" table:formula="of:=[.C90]/[.$B$81]" table:style-name="ce1">
            <text:p>43.02721111</text:p>
          </table:table-cell>
          <table:table-cell office:value-type="float" office:value="42.815130487900348" table:formula="of:=AVERAGE([.D90];[.D91];[.D92])" table:number-columns-spanned="1" table:number-rows-spanned="3" table:style-name="ce4">
            <text:p>42.81513049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16.127196948000002" table:style-name="ce1">
            <text:p>16.12719695</text:p>
          </table:table-cell>
          <table:table-cell office:value-type="float" office:value="1641799.0110354295" table:formula="of:=[.$B$79]*8/[.B91]" table:style-name="ce1">
            <text:p>1641799.011</text:p>
          </table:table-cell>
          <table:table-cell office:value-type="float" office:value="42.755182579047641" table:formula="of:=[.C91]/[.$B$81]" table:style-name="ce1">
            <text:p>42.7551825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16.162044067" table:style-name="ce1">
            <text:p>16.16204407</text:p>
          </table:table-cell>
          <table:table-cell office:value-type="float" office:value="1638259.1143939863" table:formula="of:=[.$B$79]*8/[.B92]" table:style-name="ce1">
            <text:p>1638259.114</text:p>
          </table:table-cell>
          <table:table-cell office:value-type="float" office:value="42.662997770676725" table:formula="of:=[.C92]/[.$B$81]" table:style-name="ce1">
            <text:p>42.66299777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2.9999999999999997E-4" table:number-columns-spanned="1" table:number-rows-spanned="3" table:style-name="ce4">
            <text:p>0.0003</text:p>
          </table:table-cell>
          <table:table-cell office:value-type="float" office:value="20.400064088000001" table:style-name="ce1">
            <text:p>20.40006409</text:p>
          </table:table-cell>
          <table:table-cell office:value-type="float" office:value="1297918.2754418412" table:formula="of:=[.$B$79]*8/[.B93]" table:style-name="ce1">
            <text:p>1297918.275</text:p>
          </table:table-cell>
          <table:table-cell office:value-type="float" office:value="33.799955089631283" table:formula="of:=[.C93]/[.$B$81]" table:style-name="ce1">
            <text:p>33.79995509</text:p>
          </table:table-cell>
          <table:table-cell office:value-type="float" office:value="33.77263124184681" table:formula="of:=AVERAGE([.D93];[.D94];[.D95])" table:number-columns-spanned="1" table:number-rows-spanned="3" table:style-name="ce4">
            <text:p>33.77263124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20.400836578" table:style-name="ce1">
            <text:p>20.40083658</text:p>
          </table:table-cell>
          <table:table-cell office:value-type="float" office:value="1297869.1289823439" table:formula="of:=[.$B$79]*8/[.B94]" table:style-name="ce1">
            <text:p>1297869.129</text:p>
          </table:table-cell>
          <table:table-cell office:value-type="float" office:value="33.798675233915205" table:formula="of:=[.C94]/[.$B$81]" table:style-name="ce1">
            <text:p>33.79867523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20.448882343000001" table:style-name="ce1">
            <text:p>20.44888234</text:p>
          </table:table-cell>
          <table:table-cell office:value-type="float" office:value="1294819.7146365673" table:formula="of:=[.$B$79]*8/[.B95]" table:style-name="ce1">
            <text:p>1294819.715</text:p>
          </table:table-cell>
          <table:table-cell office:value-type="float" office:value="33.719263401993942" table:formula="of:=[.C95]/[.$B$81]" table:style-name="ce1">
            <text:p>33.7192634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4.0000000000000002E-4" table:number-columns-spanned="1" table:number-rows-spanned="3" table:style-name="ce4">
            <text:p>0.0004</text:p>
          </table:table-cell>
          <table:table-cell office:value-type="float" office:value="24.636997051000002" table:style-name="ce1">
            <text:p>24.63699705</text:p>
          </table:table-cell>
          <table:table-cell office:value-type="float" office:value="1074709.5494304688" table:formula="of:=[.$B$79]*8/[.B96]" table:style-name="ce1">
            <text:p>1074709.549</text:p>
          </table:table-cell>
          <table:table-cell office:value-type="float" office:value="27.987227849751793" table:formula="of:=[.C96]/[.$B$81]" table:style-name="ce1">
            <text:p>27.98722785</text:p>
          </table:table-cell>
          <table:table-cell office:value-type="float" office:value="27.984601741401395" table:formula="of:=AVERAGE([.D96];[.D97];[.D98])" table:number-columns-spanned="1" table:number-rows-spanned="3" table:style-name="ce4">
            <text:p>27.98460174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24.667384366" table:style-name="ce1">
            <text:p>24.66738437</text:p>
          </table:table-cell>
          <table:table-cell office:value-type="float" office:value="1073385.6337234974" table:formula="of:=[.$B$79]*8/[.B97]" table:style-name="ce1">
            <text:p>1073385.634</text:p>
          </table:table-cell>
          <table:table-cell office:value-type="float" office:value="27.952750878216079" table:formula="of:=[.C97]/[.$B$81]" table:style-name="ce1">
            <text:p>27.9527508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24.613604645999999" table:style-name="ce1">
            <text:p>24.61360465</text:p>
          </table:table-cell>
          <table:table-cell office:value-type="float" office:value="1075730.9374554744" table:formula="of:=[.$B$79]*8/[.B98]" table:style-name="ce1">
            <text:p>1075730.937</text:p>
          </table:table-cell>
          <table:table-cell office:value-type="float" office:value="28.013826496236312" table:formula="of:=[.C98]/[.$B$81]" table:style-name="ce1">
            <text:p>28.0138265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5.0000000000000001E-4" table:number-columns-spanned="1" table:number-rows-spanned="3" table:style-name="ce4">
            <text:p>0.0005</text:p>
          </table:table-cell>
          <table:table-cell office:value-type="float" office:value="28.841046076000001" table:style-name="ce1">
            <text:p>28.84104608</text:p>
          </table:table-cell>
          <table:table-cell office:value-type="float" office:value="918053.24710580718" table:formula="of:=[.$B$79]*8/[.B99]" table:style-name="ce1">
            <text:p>918053.2471</text:p>
          </table:table-cell>
          <table:table-cell office:value-type="float" office:value="23.907636643380396" table:formula="of:=[.C99]/[.$B$81]" table:style-name="ce1">
            <text:p>23.90763664</text:p>
          </table:table-cell>
          <table:table-cell office:value-type="float" office:value="23.9205438691796" table:formula="of:=AVERAGE([.D99];[.D100];[.D101])" table:number-columns-spanned="1" table:number-rows-spanned="3" table:style-name="ce4">
            <text:p>23.92054387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28.854472559000001" table:style-name="ce1">
            <text:p>28.85447256</text:p>
          </table:table-cell>
          <table:table-cell office:value-type="float" office:value="917626.06111964316" table:formula="of:=[.$B$79]*8/[.B100]" table:style-name="ce1">
            <text:p>917626.0611</text:p>
          </table:table-cell>
          <table:table-cell office:value-type="float" office:value="23.896512008324041" table:formula="of:=[.C100]/[.$B$81]" table:style-name="ce1">
            <text:p>23.89651201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28.781038945999999" table:style-name="ce1">
            <text:p>28.78103895</text:p>
          </table:table-cell>
          <table:table-cell office:value-type="float" office:value="919967.34550403955" table:formula="of:=[.$B$79]*8/[.B101]" table:style-name="ce1">
            <text:p>919967.3455</text:p>
          </table:table-cell>
          <table:table-cell office:value-type="float" office:value="23.957482955834362" table:formula="of:=[.C101]/[.$B$81]" table:style-name="ce1">
            <text:p>23.95748296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5.9999999999999995E-4" table:number-columns-spanned="1" table:number-rows-spanned="3" table:style-name="ce4">
            <text:p>0.0006</text:p>
          </table:table-cell>
          <table:table-cell office:value-type="float" office:value="33.129789082999999" table:style-name="ce1">
            <text:p>33.12978908</text:p>
          </table:table-cell>
          <table:table-cell office:value-type="float" office:value="799208.71013291623" table:formula="of:=[.$B$79]*8/[.B102]" table:style-name="ce1">
            <text:p>799208.7101</text:p>
          </table:table-cell>
          <table:table-cell office:value-type="float" office:value="20.812726826378025" table:formula="of:=[.C102]/[.$B$81]" table:style-name="ce1">
            <text:p>20.81272683</text:p>
          </table:table-cell>
          <table:table-cell office:value-type="float" office:value="20.847791242058417" table:formula="of:=AVERAGE([.D102];[.D103];[.D104])" table:number-columns-spanned="1" table:number-rows-spanned="3" table:style-name="ce4">
            <text:p>20.84779124</text:p>
          </table:table-cell>
          <table:table-cell table:number-columns-repeated="16379"/>
        </table:table-row>
        <table:table-row table:style-name="ro1">
          <table:covered-table-cell/>
          <table:table-cell office:value-type="float" office:value="33.087877503999998" table:style-name="ce1">
            <text:p>33.0878775</text:p>
          </table:table-cell>
          <table:table-cell office:value-type="float" office:value="800221.04762685718" table:formula="of:=[.$B$79]*8/[.B103]" table:style-name="ce1">
            <text:p>800221.0476</text:p>
          </table:table-cell>
          <table:table-cell office:value-type="float" office:value="20.839089781949404" table:formula="of:=[.C103]/[.$B$81]" table:style-name="ce1">
            <text:p>20.83908978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33.004780166000003" table:style-name="ce1">
            <text:p>33.00478017</text:p>
          </table:table-cell>
          <table:table-cell office:value-type="float" office:value="802235.79332535632" table:formula="of:=[.$B$79]*8/[.B104]" table:style-name="ce1">
            <text:p>802235.7933</text:p>
          </table:table-cell>
          <table:table-cell office:value-type="float" office:value="20.891557117847821" table:formula="of:=[.C104]/[.$B$81]" table:style-name="ce1">
            <text:p>20.89155712</text:p>
          </table:table-cell>
          <table:covered-table-cell/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GoncaloAlves</dc:creator>
    <meta:creation-date>2020-11-05T14:27:34Z</meta:creation-date>
    <dc:date>2020-11-05T21:45:10Z</dc:date>
    <meta:editing-cycles>1</meta:editing-cycles>
    <meta:editing-duration>PT26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71.1338582677166pt" svg:width="631.303937007874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6:.$A$25"/>
          </chart:axis>
          <chart:series chart:label-cell-address="Sheet1.$E$5" chart:values-cell-range-address="Sheet1.$E$6:.$E$25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82.7275590551181pt" svg:width="631.303937007874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1:.$A$50"/>
          </chart:axis>
          <chart:series chart:label-cell-address="Sheet1.$E$30" chart:values-cell-range-address="Sheet1.$E$31:.$E$50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82.7275590551181pt" svg:width="631.303937007874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58:.$A$77"/>
          </chart:axis>
          <chart:series chart:label-cell-address="Sheet1.$E$57" chart:values-cell-range-address="Sheet1.$E$58:.$E$77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82.7275590551181pt" svg:width="631.303937007874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85:.$A$104"/>
          </chart:axis>
          <chart:series chart:label-cell-address="Sheet1.$E$84" chart:values-cell-range-address="Sheet1.$E$85:.$E$104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